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.9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37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076cm" fo:min-width="3.02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4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484cm"/>
      <style:paragraph-properties style:writing-mode="lr-tb"/>
    </style:style>
    <style:style style:name="gr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6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3.7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1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595cm"/>
      <style:paragraph-properties style:writing-mode="lr-tb"/>
    </style:style>
    <style:style style:name="gr11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2.924cm" fo:padding-top="0.138cm" fo:padding-bottom="0.138cm" fo:padding-left="0.263cm" fo:padding-right="0.2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891cm"/>
      <style:paragraph-properties style:writing-mode="lr-tb"/>
    </style:style>
    <style:style style:name="gr14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2.352cm" fo:padding-top="0.138cm" fo:padding-bottom="0.138cm" fo:padding-left="0.263cm" fo:padding-right="0.2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4.151cm"/>
      <style:paragraph-properties style:writing-mode="lr-tb"/>
    </style:style>
    <style:style style:name="gr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949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2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495cm"/>
      <style:paragraph-properties style:writing-mode="lr-tb"/>
    </style:style>
    <style:style style:name="gr19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3.156cm" fo:padding-top="0.138cm" fo:padding-bottom="0.138cm" fo:padding-left="0.263cm" fo:padding-right="0.2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86cm"/>
      <style:paragraph-properties style:writing-mode="lr-tb"/>
    </style:style>
    <style:style style:name="gr22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3.881cm" fo:padding-top="0.138cm" fo:padding-bottom="0.138cm" fo:padding-left="0.263cm" fo:padding-right="0.2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4.193cm"/>
      <style:paragraph-properties style:writing-mode="lr-tb"/>
    </style:style>
    <style:style style:name="gr2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3.938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845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3.4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1cm" fo:min-width="0cm"/>
      <style:paragraph-properties style:writing-mode="lr-tb"/>
    </style:style>
    <style:style style:name="gr2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12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715cm" fo:min-width="4.97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5.257cm"/>
      <style:paragraph-properties style:writing-mode="lr-tb"/>
    </style:style>
    <style:style style:name="gr31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4.003cm" fo:padding-top="0.138cm" fo:padding-bottom="0.138cm" fo:padding-left="0.263cm" fo:padding-right="0.2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4.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59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3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3.8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4.236cm"/>
      <style:paragraph-properties style:writing-mode="lr-tb"/>
    </style:style>
    <style:style style:name="gr3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755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5.04cm"/>
      <style:paragraph-properties style:writing-mode="lr-tb"/>
    </style:style>
    <style:style style:name="gr3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5.685cm" fo:padding-top="0.15cm" fo:padding-bottom="0.15cm" fo:padding-left="0.275cm" fo:padding-right="0.275cm"/>
    </style:style>
    <style:style style:name="gr40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021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3.944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3.866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48cm"/>
      <style:paragraph-properties style:writing-mode="lr-tb"/>
    </style:style>
    <style:style style:name="gr44" style:family="graphic" style:parent-style-name="objectwithoutfill">
      <style:graphic-properties svg:stroke-width="0.05cm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14cm" fo:min-width="1.228cm"/>
    </style:style>
    <style:style style:name="gr47" style:family="graphic" style:parent-style-name="objectwithoutfill">
      <style:graphic-properties svg:stroke-width="0.05cm" svg:stroke-color="#ff0000" draw:marker-start="Dimension_20_Lines" draw:marker-start-width="0.275cm" draw:marker-end="" draw:marker-end-width="0.275cm" draw:fill="solid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draw:fill="none" fo:min-height="0.395cm"/>
      <style:paragraph-properties style:writing-mode="lr-tb"/>
    </style:style>
    <style:style style:name="gr49" style:family="graphic" style:parent-style-name="objectwithoutfill">
      <style:graphic-properties draw:stroke="dash" draw:stroke-dash="Dashed_20__28_var_29_" svg:stroke-width="0.05cm" svg:stroke-color="#00ced1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dash" draw:stroke-dash="Dashed_20__28_var_29_" svg:stroke-width="0.05cm" svg:stroke-color="#00ced1" draw:marker-start-width="0.275cm" draw:marker-end="" draw:marker-end-width="0.275cm" draw:fill="solid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cm" draw:marker-start-width="0.275cm" draw:marker-end="" draw:marker-end-width="0.375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style:writing-mode="lr-tb"/>
      <style:text-properties fo:color="#1e90ff" style:font-name="TlwgTypewriter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ff8c00" style:font-name="TlwgTypewriter"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1e90ff" style:font-name="TlwgTypewriter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1e90ff" style:font-name="TlwgTypewriter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1493" style:font-name="TlwgTypewriter" fo:font-size="14pt" fo:font-weight="bold" style:font-size-asian="18pt" style:font-weight-asian="bold" style:font-size-complex="18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color="#32cd32" fo:font-size="14pt" fo:font-weight="bold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fo:font-size="10pt" style:font-size-asian="18pt" style:font-size-complex="18pt"/>
    </style:style>
    <style:style style:name="T1" style:family="text">
      <style:text-properties fo:color="#1e90ff" style:font-name="TlwgTypewriter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8c00" style:font-name="TlwgTypewriter" fo:font-size="14pt" fo:font-weight="bold" style:font-size-asian="18pt" style:font-weight-asian="bold" style:font-size-complex="18pt" style:font-weight-complex="bold"/>
    </style:style>
    <style:style style:name="T3" style:family="text">
      <style:text-properties fo:color="#1e90ff" style:font-name="TlwgTypewriter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1e90ff" style:font-name="TlwgTypewriter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1493" style:font-name="TlwgTypewriter" fo:font-size="14pt" fo:font-weight="bold" style:font-size-asian="18pt" style:font-weight-asian="bold" style:font-size-complex="18pt" style:font-weight-complex="bold"/>
    </style:style>
    <style:style style:name="T6" style:family="text">
      <style:text-properties fo:color="#ff0000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465cm" svg:height="1.182cm" svg:x="6.38cm" svg:y="7.72cm">
            <draw:text-box>
              <text:p><text:span text:style-name="T1">o</text:span><text:span text:style-name="T1">p</text:span><text:span text:style-name="T1">a</text:span><text:span text:style-name="T1">m</text:span><text:span text:style-name="T1">e</text:span><text:span text:style-name="T1">n</text:span><text:span text:style-name="T1">u</text:span></text:p>
            </draw:text-box>
          </draw:frame>
          <draw:frame draw:style-name="gr2" draw:text-style-name="P2" draw:layer="layout" svg:width="2.873cm" svg:height="0.907cm" svg:x="6.614cm" svg:y="8.473cm">
            <draw:text-box>
              <text:p><text:span text:style-name="T2">GL </text:span><text:span text:style-name="T2">LF </text:span><text:span text:style-name="T2">TC</text:span></text:p>
            </draw:text-box>
          </draw:frame>
          <draw:custom-shape draw:style-name="gr3" draw:text-style-name="P3" draw:layer="layout" svg:width="3.629cm" svg:height="1.426cm" svg:x="6.299cm" svg:y="7.90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4" draw:layer="layout" svg:width="5.455cm" svg:height="1.089cm" svg:x="1.919cm" svg:y="5.309cm">
            <draw:text-box>
              <text:p><text:span text:style-name="T3">o</text:span><text:span text:style-name="T3">p</text:span><text:span text:style-name="T3">a</text:span><text:span text:style-name="T3">t</text:span><text:span text:style-name="T3">e</text:span><text:span text:style-name="T3">x</text:span><text:span text:style-name="T3">t</text:span><text:span text:style-name="T3">e</text:span><text:span text:style-name="T3">d</text:span><text:span text:style-name="T3">i</text:span><text:span text:style-name="T3">t</text:span><text:span text:style-name="T3">o</text:span><text:span text:style-name="T3">r</text:span></text:p>
            </draw:text-box>
          </draw:frame>
          <draw:frame draw:style-name="gr5" draw:text-style-name="P2" draw:layer="layout" svg:width="1.984cm" svg:height="0.907cm" svg:x="3.268cm" svg:y="6.089cm">
            <draw:text-box>
              <text:p><text:span text:style-name="T2">GL </text:span><text:span text:style-name="T2">LF</text:span></text:p>
            </draw:text-box>
          </draw:frame>
          <draw:custom-shape draw:style-name="gr6" draw:text-style-name="P3" draw:layer="layout" svg:width="5.24cm" svg:height="1.426cm" svg:x="1.995cm" svg:y="5.49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1" draw:layer="layout" svg:width="4.312cm" svg:height="1.245cm" svg:x="5.489cm" svg:y="1.017cm">
            <draw:text-box>
              <text:p><text:span text:style-name="T1">o</text:span><text:span text:style-name="T1">p</text:span><text:span text:style-name="T1">a</text:span><text:span text:style-name="T1">e</text:span><text:span text:style-name="T1">d</text:span><text:span text:style-name="T1">i</text:span><text:span text:style-name="T1">t</text:span><text:span text:style-name="T1">o</text:span><text:span text:style-name="T1">r</text:span></text:p>
            </draw:text-box>
          </draw:frame>
          <draw:custom-shape draw:style-name="gr8" draw:text-style-name="P3" draw:layer="layout" svg:width="4.28cm" svg:height="1.426cm" svg:x="5.565cm" svg:y="1.19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.984cm" svg:height="0.907cm" svg:x="6.631cm" svg:y="1.797cm">
            <draw:text-box>
              <text:p><text:span text:style-name="T2">GL </text:span><text:span text:style-name="T2">AX</text:span></text:p>
            </draw:text-box>
          </draw:frame>
        </draw:g>
        <draw:g>
          <draw:frame draw:style-name="gr9" draw:text-style-name="P5" draw:layer="layout" svg:width="3.677cm" svg:height="0.95cm" svg:x="0.719cm" svg:y="0.892cm">
            <draw:text-box>
              <text:p><text:span text:style-name="T4">o</text:span><text:span text:style-name="T4">e</text:span><text:span text:style-name="T4">l</text:span><text:span text:style-name="T4">e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/text:p>
            </draw:text-box>
          </draw:frame>
          <draw:frame draw:style-name="gr10" draw:text-style-name="P2" draw:layer="layout" svg:width="1.095cm" svg:height="0.907cm" svg:x="1.81cm" svg:y="1.464cm">
            <draw:text-box>
              <text:p><text:span text:style-name="T2">GL</text:span></text:p>
            </draw:text-box>
          </draw:frame>
          <draw:custom-shape draw:style-name="gr11" draw:text-style-name="P3" draw:layer="layout" svg:width="3.45cm" svg:height="1.167cm" svg:x="0.848cm" svg:y="1.07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2" draw:text-style-name="P5" draw:layer="layout" svg:width="3.042cm" svg:height="0.95cm" svg:x="4.702cm" svg:y="3.071cm">
            <draw:text-box>
              <text:p><text:span text:style-name="T4">o</text:span><text:span text:style-name="T4">e</text:span><text:span text:style-name="T4">l</text:span><text:span text:style-name="T4">e</text:span><text:span text:style-name="T4">e</text:span><text:span text:style-name="T4">d</text:span><text:span text:style-name="T4">i</text:span><text:span text:style-name="T4">t</text:span></text:p>
            </draw:text-box>
          </draw:frame>
          <draw:frame draw:style-name="gr2" draw:text-style-name="P2" draw:layer="layout" svg:width="2.873cm" svg:height="0.907cm" svg:x="5.508cm" svg:y="3.617cm">
            <draw:text-box>
              <text:p><text:span text:style-name="T2">GL </text:span><text:span text:style-name="T2">LO </text:span><text:span text:style-name="T2">AX</text:span></text:p>
            </draw:text-box>
          </draw:frame>
          <draw:custom-shape draw:style-name="gr11" draw:text-style-name="P3" draw:layer="layout" svg:width="3.45cm" svg:height="1.167cm" svg:x="4.831cm" svg:y="3.25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1.391cm" svg:height="0.907cm" svg:x="4.677cm" svg:y="3.616cm">
            <draw:text-box>
              <text:p><text:span text:style-name="T5">AF </text:span></text:p>
            </draw:text-box>
          </draw:frame>
        </draw:g>
        <draw:g>
          <draw:frame draw:style-name="gr12" draw:text-style-name="P5" draw:layer="layout" svg:width="3.042cm" svg:height="0.95cm" svg:x="0.563cm" svg:y="3.003cm">
            <draw:text-box>
              <text:p><text:span text:style-name="T4">o</text:span><text:span text:style-name="T4">s</text:span><text:span text:style-name="T4">e</text:span><text:span text:style-name="T4">g</text:span><text:span text:style-name="T4">e</text:span><text:span text:style-name="T4">d</text:span><text:span text:style-name="T4">i</text:span><text:span text:style-name="T4">t</text:span></text:p>
            </draw:text-box>
          </draw:frame>
          <draw:frame draw:style-name="gr5" draw:text-style-name="P2" draw:layer="layout" svg:width="1.984cm" svg:height="0.907cm" svg:x="1.213cm" svg:y="3.575cm">
            <draw:text-box>
              <text:p><text:span text:style-name="T2">GL </text:span><text:span text:style-name="T2">AX</text:span></text:p>
            </draw:text-box>
          </draw:frame>
          <draw:custom-shape draw:style-name="gr14" draw:text-style-name="P3" draw:layer="layout" svg:width="2.878cm" svg:height="1.167cm" svg:x="0.692cm" svg:y="3.18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1" draw:layer="layout" svg:width="4.312cm" svg:height="1.245cm" svg:x="11.618cm" svg:y="8.744cm">
            <draw:text-box>
              <text:p><text:span text:style-name="T1">opa</text:span><text:span text:style-name="T1">lin</text:span><text:span text:style-name="T1">op</text:span></text:p>
            </draw:text-box>
          </draw:frame>
          <draw:frame draw:style-name="gr15" draw:text-style-name="P2" draw:layer="layout" svg:width="4.651cm" svg:height="0.907cm" svg:x="11.799cm" svg:y="9.549cm">
            <draw:text-box>
              <text:p><text:span text:style-name="T2">GL ML LO </text:span><text:span text:style-name="T2">VG AX</text:span></text:p>
            </draw:text-box>
          </draw:frame>
          <draw:frame draw:style-name="gr10" draw:text-style-name="P6" draw:layer="layout" svg:width="1.095cm" svg:height="0.907cm" svg:x="10.996cm" svg:y="9.549cm">
            <draw:text-box>
              <text:p><text:span text:style-name="T5">KF</text:span></text:p>
            </draw:text-box>
          </draw:frame>
          <draw:custom-shape draw:style-name="gr16" draw:text-style-name="P3" draw:layer="layout" svg:width="5.499cm" svg:height="1.426cm" svg:x="10.942cm" svg:y="9.00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9" draw:text-style-name="P5" draw:layer="layout" svg:width="3.677cm" svg:height="0.95cm" svg:x="11.987cm" svg:y="10.834cm">
            <draw:text-box>
              <text:p><text:span text:style-name="T4">ostartm</text:span><text:span text:style-name="T4">enu</text:span></text:p>
            </draw:text-box>
          </draw:frame>
          <draw:frame draw:style-name="gr17" draw:text-style-name="P2" draw:layer="layout" svg:width="3.762cm" svg:height="0.907cm" svg:x="11.989cm" svg:y="11.38cm">
            <draw:text-box>
              <text:p><text:span text:style-name="T2">GL ML LO </text:span><text:span text:style-name="T2">AX</text:span></text:p>
            </draw:text-box>
          </draw:frame>
          <draw:custom-shape draw:style-name="gr11" draw:text-style-name="P3" draw:layer="layout" svg:width="3.45cm" svg:height="1.167cm" svg:x="12.168cm" svg:y="11.01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9" draw:text-style-name="P5" draw:layer="layout" svg:width="3.677cm" svg:height="0.95cm" svg:x="11.069cm" svg:y="0.742cm">
            <draw:text-box>
              <text:p><text:span text:style-name="T4">o</text:span><text:span text:style-name="T4">b</text:span><text:span text:style-name="T4">e</text:span><text:span text:style-name="T4">t</text:span><text:span text:style-name="T4">e</text:span><text:span text:style-name="T4">n</text:span><text:span text:style-name="T4">v</text:span><text:span text:style-name="T4">m</text:span><text:span text:style-name="T4">a</text:span><text:span text:style-name="T4">g</text:span></text:p>
            </draw:text-box>
          </draw:frame>
          <draw:frame draw:style-name="gr2" draw:text-style-name="P2" draw:layer="layout" svg:width="2.873cm" svg:height="0.907cm" svg:x="11.408cm" svg:y="1.236cm">
            <draw:text-box>
              <text:p><text:span text:style-name="T2">GL </text:span><text:span text:style-name="T2">ML </text:span><text:span text:style-name="T2">AX</text:span></text:p>
            </draw:text-box>
          </draw:frame>
          <draw:custom-shape draw:style-name="gr11" draw:text-style-name="P3" draw:layer="layout" svg:width="3.45cm" svg:height="1.167cm" svg:x="11.25cm" svg:y="0.92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8" draw:text-style-name="P5" draw:layer="layout" svg:width="3.995cm" svg:height="0.95cm" svg:x="11.829cm" svg:y="5.571cm">
            <draw:text-box>
              <text:p><text:span text:style-name="T4">o</text:span><text:span text:style-name="T4">t</text:span><text:span text:style-name="T4">u</text:span><text:span text:style-name="T4">n</text:span><text:span text:style-name="T4">e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/text:p>
            </draw:text-box>
          </draw:frame>
          <draw:frame draw:style-name="gr17" draw:text-style-name="P2" draw:layer="layout" svg:width="3.762cm" svg:height="0.907cm" svg:x="11.831cm" svg:y="6.117cm">
            <draw:text-box>
              <text:p><text:span text:style-name="T2">GL </text:span><text:span text:style-name="T2">ML </text:span><text:span text:style-name="T2">LO </text:span><text:span text:style-name="T2">AX</text:span></text:p>
            </draw:text-box>
          </draw:frame>
          <draw:custom-shape draw:style-name="gr19" draw:text-style-name="P3" draw:layer="layout" svg:width="3.682cm" svg:height="1.167cm" svg:x="12.01cm" svg:y="5.7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9" draw:text-style-name="P5" draw:layer="layout" svg:width="3.677cm" svg:height="0.95cm" svg:x="12.839cm" svg:y="7.118cm">
            <draw:text-box>
              <text:p><text:span text:style-name="T4">o</text:span><text:span text:style-name="T4">w</text:span><text:span text:style-name="T4">r</text:span><text:span text:style-name="T4">i</text:span><text:span text:style-name="T4">t</text:span><text:span text:style-name="T4">e</text:span><text:span text:style-name="T4">o</text:span><text:span text:style-name="T4">m</text:span><text:span text:style-name="T4">r</text:span><text:span text:style-name="T4">k</text:span></text:p>
            </draw:text-box>
          </draw:frame>
          <draw:frame draw:style-name="gr20" draw:text-style-name="P2" draw:layer="layout" svg:width="1.984cm" svg:height="0.936cm" svg:x="13.489cm" svg:y="7.579cm">
            <draw:text-box>
              <text:p><text:span text:style-name="T2">GL </text:span><text:span text:style-name="T2">AX</text:span></text:p>
            </draw:text-box>
          </draw:frame>
          <draw:custom-shape draw:style-name="gr11" draw:text-style-name="P3" draw:layer="layout" svg:width="3.45cm" svg:height="1.167cm" svg:x="13.02cm" svg:y="7.29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1" draw:text-style-name="P5" draw:layer="layout" svg:width="3.36cm" svg:height="0.95cm" svg:x="11.989cm" svg:y="2.347cm">
            <draw:text-box>
              <text:p><text:span text:style-name="T4">o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/text:p>
            </draw:text-box>
          </draw:frame>
          <draw:frame draw:style-name="gr2" draw:text-style-name="P2" draw:layer="layout" svg:width="2.873cm" svg:height="0.907cm" svg:x="13.21cm" svg:y="2.971cm">
            <draw:text-box>
              <text:p><text:span text:style-name="T2">GL </text:span><text:span text:style-name="T2">LO </text:span><text:span text:style-name="T2">AX</text:span></text:p>
            </draw:text-box>
          </draw:frame>
          <draw:custom-shape draw:style-name="gr22" draw:text-style-name="P3" draw:layer="layout" svg:width="4.407cm" svg:height="1.167cm" svg:x="11.573cm" svg:y="2.55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1.984cm" svg:height="0.907cm" svg:x="11.443cm" svg:y="2.967cm">
            <draw:text-box>
              <text:p><text:span text:style-name="T5">AF </text:span><text:span text:style-name="T5">KF</text:span></text:p>
            </draw:text-box>
          </draw:frame>
        </draw:g>
        <draw:g>
          <draw:frame draw:style-name="gr9" draw:text-style-name="P5" draw:layer="layout" svg:width="3.677cm" svg:height="0.95cm" svg:x="12.692cm" svg:y="4.133cm">
            <draw:text-box>
              <text:p><text:span text:style-name="T4">o</text:span><text:span text:style-name="T4">m</text:span><text:span text:style-name="T4">a</text:span><text:span text:style-name="T4">t</text:span><text:span text:style-name="T4">c</text:span><text:span text:style-name="T4">h</text:span><text:span text:style-name="T4">s</text:span><text:span text:style-name="T4">c</text:span><text:span text:style-name="T4">a</text:span><text:span text:style-name="T4">n</text:span></text:p>
            </draw:text-box>
          </draw:frame>
          <draw:frame draw:style-name="gr2" draw:text-style-name="P2" draw:layer="layout" svg:width="2.873cm" svg:height="0.907cm" svg:x="13.187cm" svg:y="4.627cm">
            <draw:text-box>
              <text:p><text:span text:style-name="T2">GL </text:span><text:span text:style-name="T2">LO </text:span><text:span text:style-name="T2">AX</text:span></text:p>
            </draw:text-box>
          </draw:frame>
          <draw:custom-shape draw:style-name="gr11" draw:text-style-name="P3" draw:layer="layout" svg:width="3.45cm" svg:height="1.167cm" svg:x="12.873cm" svg:y="4.31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4" draw:layer="layout" svg:width="4.693cm" svg:height="1.089cm" svg:x="3.13cm" svg:y="13.432cm">
            <draw:text-box>
              <text:p><text:span text:style-name="T3">opatuned</text:span><text:span text:style-name="T3">iag</text:span></text:p>
            </draw:text-box>
          </draw:frame>
          <draw:frame draw:style-name="gr5" draw:text-style-name="P2" draw:layer="layout" svg:width="1.984cm" svg:height="0.907cm" svg:x="4.583cm" svg:y="14.162cm">
            <draw:text-box>
              <text:p><text:span text:style-name="T2">GL AX</text:span></text:p>
            </draw:text-box>
          </draw:frame>
          <draw:frame draw:style-name="gr13" draw:text-style-name="P6" draw:layer="layout" svg:width="1.391cm" svg:height="0.907cm" svg:x="3.752cm" svg:y="14.161cm">
            <draw:text-box>
              <text:p><text:span text:style-name="T5">AF </text:span></text:p>
            </draw:text-box>
          </draw:frame>
          <draw:custom-shape draw:style-name="gr24" draw:text-style-name="P3" draw:layer="layout" svg:width="4.488cm" svg:height="1.426cm" svg:x="3.231cm" svg:y="13.58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4" draw:layer="layout" svg:width="4.693cm" svg:height="1.089cm" svg:x="2.257cm" svg:y="18.021cm">
            <draw:text-box>
              <text:p><text:span text:style-name="T3">opamomentum</text:span></text:p>
            </draw:text-box>
          </draw:frame>
          <draw:frame draw:style-name="gr15" draw:text-style-name="P2" draw:layer="layout" svg:width="4.651cm" svg:height="0.907cm" svg:x="2.828cm" svg:y="18.777cm">
            <draw:text-box>
              <text:p><text:span text:style-name="T2">GL </text:span><text:span text:style-name="T2">ML </text:span><text:span text:style-name="T2">LO </text:span><text:span text:style-name="T2">MO </text:span><text:span text:style-name="T2">AX</text:span></text:p>
            </draw:text-box>
          </draw:frame>
          <draw:frame draw:style-name="gr13" draw:text-style-name="P6" draw:layer="layout" svg:width="1.391cm" svg:height="0.907cm" svg:x="1.997cm" svg:y="18.776cm">
            <draw:text-box>
              <text:p><text:span text:style-name="T5">AF </text:span></text:p>
            </draw:text-box>
          </draw:frame>
          <draw:custom-shape draw:style-name="gr25" draw:text-style-name="P3" draw:layer="layout" svg:width="5.395cm" svg:height="1.426cm" svg:x="2.046cm" svg:y="18.20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5.395cm" svg:height="1.426cm" svg:x="2.046cm" svg:y="18.20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6" draw:text-style-name="P4" draw:layer="layout" svg:width="3.931cm" svg:height="1.089cm" svg:x="2.808cm" svg:y="15.929cm">
            <draw:text-box>
              <text:p><text:span text:style-name="T3">o</text:span><text:span text:style-name="T3">p</text:span><text:span text:style-name="T3">a</text:span><text:span text:style-name="T3">b</text:span><text:span text:style-name="T3">u</text:span><text:span text:style-name="T3">c</text:span><text:span text:style-name="T3">k</text:span><text:span text:style-name="T3">e</text:span><text:span text:style-name="T3">t</text:span></text:p>
            </draw:text-box>
          </draw:frame>
          <draw:frame draw:style-name="gr13" draw:text-style-name="P6" draw:layer="layout" svg:width="1.391cm" svg:height="0.907cm" svg:x="2.469cm" svg:y="16.605cm">
            <draw:text-box>
              <text:p><text:span text:style-name="T5">AF </text:span></text:p>
            </draw:text-box>
          </draw:frame>
          <draw:frame draw:style-name="gr27" draw:text-style-name="P2" draw:layer="layout" svg:width="3.762cm" svg:height="0.961cm" svg:x="3.431cm" svg:y="16.575cm">
            <draw:text-box>
              <text:p><text:span text:style-name="T2">GL </text:span><text:span text:style-name="T2">ML </text:span><text:span text:style-name="T2">AX </text:span><text:span text:style-name="T2">CO</text:span></text:p>
            </draw:text-box>
          </draw:frame>
          <draw:custom-shape draw:style-name="gr28" draw:text-style-name="P3" draw:layer="layout" svg:width="4.67cm" svg:height="1.426cm" svg:x="2.465cm" svg:y="16.05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6" draw:text-style-name="P4" draw:layer="layout" svg:width="3.931cm" svg:height="1.089cm" svg:x="10.634cm" svg:y="13.211cm">
            <draw:text-box>
              <text:p><text:span text:style-name="T3">opachroma</text:span></text:p>
            </draw:text-box>
          </draw:frame>
          <draw:custom-shape draw:style-name="gr29" draw:text-style-name="P3" draw:layer="layout" svg:width="5.527cm" svg:height="2.015cm" svg:x="10.217cm" svg:y="13.25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3.762cm" svg:height="0.907cm" svg:x="11.573cm" svg:y="13.863cm">
            <draw:text-box>
              <text:p><text:span text:style-name="T5">SF HF</text:span></text:p>
            </draw:text-box>
          </draw:frame>
          <draw:frame draw:style-name="gr30" draw:text-style-name="P2" draw:layer="layout" svg:width="5.757cm" svg:height="0.907cm" svg:x="10.196cm" svg:y="14.451cm">
            <draw:text-box>
              <text:p><text:span text:style-name="T2">GL ML CE CR CH AX</text:span></text:p>
            </draw:text-box>
          </draw:frame>
        </draw:g>
        <draw:g>
          <draw:custom-shape draw:style-name="gr31" draw:text-style-name="P3" draw:layer="layout" svg:width="4.529cm" svg:height="1.167cm" svg:x="11.242cm" svg:y="15.89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5" draw:layer="layout" svg:width="4.63cm" svg:height="0.95cm" svg:x="11.231cm" svg:y="15.742cm">
            <draw:text-box>
              <text:p><text:span text:style-name="T4">ochromsvec</text:span><text:span text:style-name="T4">tor</text:span></text:p>
            </draw:text-box>
          </draw:frame>
          <draw:frame draw:style-name="gr2" draw:text-style-name="P2" draw:layer="layout" svg:width="2.873cm" svg:height="0.907cm" svg:x="12.65cm" svg:y="16.299cm">
            <draw:text-box>
              <text:p><text:span text:style-name="T2">GL </text:span><text:span text:style-name="T2">ML </text:span><text:span text:style-name="T2">CH</text:span></text:p>
            </draw:text-box>
          </draw:frame>
          <draw:frame draw:style-name="gr33" draw:text-style-name="P6" draw:layer="layout" svg:width="1.095cm" svg:height="1.096cm" svg:x="11.468cm" svg:y="16.284cm">
            <draw:text-box>
              <text:p><text:span text:style-name="T5">AF</text:span></text:p>
            </draw:text-box>
          </draw:frame>
        </draw:g>
        <draw:g>
          <draw:frame draw:style-name="gr7" draw:text-style-name="P1" draw:layer="layout" svg:width="4.312cm" svg:height="1.245cm" svg:x="3.62cm" svg:y="11.102cm">
            <draw:text-box>
              <text:p><text:span text:style-name="T1">opaorbit</text:span></text:p>
            </draw:text-box>
          </draw:frame>
          <draw:frame draw:style-name="gr34" draw:text-style-name="P2" draw:layer="layout" svg:width="3.762cm" svg:height="0.921cm" svg:x="4.665cm" svg:y="11.919cm">
            <draw:text-box>
              <text:p><text:span text:style-name="T2">GL ML LO AX</text:span></text:p>
            </draw:text-box>
          </draw:frame>
          <draw:frame draw:style-name="gr5" draw:text-style-name="P6" draw:layer="layout" svg:width="1.984cm" svg:height="0.907cm" svg:x="2.998cm" svg:y="11.907cm">
            <draw:text-box>
              <text:p><text:span text:style-name="T5">AF KF</text:span></text:p>
            </draw:text-box>
          </draw:frame>
          <draw:custom-shape draw:style-name="gr16" draw:text-style-name="P3" draw:layer="layout" svg:width="5.499cm" svg:height="1.426cm" svg:x="2.944cm" svg:y="11.3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5" draw:text-style-name="P4" draw:layer="layout" svg:width="4.312cm" svg:height="1.089cm" svg:x="9.562cm" svg:y="20.417cm">
            <draw:text-box>
              <text:p><text:span text:style-name="T3">opatrack</text:span><text:span text:style-name="T3">da</text:span></text:p>
            </draw:text-box>
          </draw:frame>
          <draw:frame draw:style-name="gr10" draw:text-style-name="P6" draw:layer="layout" svg:width="1.095cm" svg:height="0.907cm" svg:x="9.11cm" svg:y="21.093cm">
            <draw:text-box>
              <text:p><text:span text:style-name="T5">AF</text:span></text:p>
            </draw:text-box>
          </draw:frame>
          <draw:frame draw:style-name="gr36" draw:text-style-name="P2" draw:layer="layout" svg:width="4.736cm" svg:height="0.907cm" svg:x="9.804cm" svg:y="21.105cm">
            <draw:text-box>
              <text:p><text:span text:style-name="T2">GL </text:span><text:span text:style-name="T2">ML </text:span><text:span text:style-name="T2">TR </text:span><text:span text:style-name="T2">VG </text:span><text:span text:style-name="T2">AX</text:span></text:p>
            </draw:text-box>
          </draw:frame>
          <draw:custom-shape draw:style-name="gr37" draw:text-style-name="P3" draw:layer="layout" svg:width="5.305cm" svg:height="1.426cm" svg:x="9.078cm" svg:y="20.56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5" draw:text-style-name="P4" draw:layer="layout" svg:width="4.312cm" svg:height="1.089cm" svg:x="9.888cm" svg:y="18.061cm">
            <draw:text-box>
              <text:p><text:span text:style-name="T3">opatra</text:span><text:span text:style-name="T3">ckps</text:span></text:p>
            </draw:text-box>
          </draw:frame>
          <draw:frame draw:style-name="gr10" draw:text-style-name="P6" draw:layer="layout" svg:width="1.095cm" svg:height="0.907cm" svg:x="9.436cm" svg:y="18.737cm">
            <draw:text-box>
              <text:p><text:span text:style-name="T5">AF</text:span></text:p>
            </draw:text-box>
          </draw:frame>
          <draw:frame draw:style-name="gr36" draw:text-style-name="P2" draw:layer="layout" svg:width="4.736cm" svg:height="0.907cm" svg:x="10.13cm" svg:y="18.749cm">
            <draw:text-box>
              <text:p><text:span text:style-name="T2">GL </text:span><text:span text:style-name="T2">ML </text:span><text:span text:style-name="T2">TR </text:span><text:span text:style-name="T2">VG </text:span><text:span text:style-name="T2">AX</text:span></text:p>
            </draw:text-box>
          </draw:frame>
          <draw:custom-shape draw:style-name="gr37" draw:text-style-name="P3" draw:layer="layout" svg:width="5.305cm" svg:height="1.426cm" svg:x="9.404cm" svg:y="18.2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5" draw:text-style-name="P4" draw:layer="layout" svg:width="4.312cm" svg:height="1.089cm" svg:x="9.442cm" svg:y="22.434cm">
            <draw:text-box>
              <text:p><text:span text:style-name="T3">opatrack</text:span><text:span text:style-name="T3">tt</text:span></text:p>
            </draw:text-box>
          </draw:frame>
          <draw:frame draw:style-name="gr10" draw:text-style-name="P6" draw:layer="layout" svg:width="1.095cm" svg:height="0.907cm" svg:x="8.728cm" svg:y="23.11cm">
            <draw:text-box>
              <text:p><text:span text:style-name="T5">AF</text:span></text:p>
            </draw:text-box>
          </draw:frame>
          <draw:frame draw:style-name="gr38" draw:text-style-name="P2" draw:layer="layout" svg:width="5.54cm" svg:height="0.907cm" svg:x="9.579cm" svg:y="23.121cm">
            <draw:text-box>
              <text:p><text:span text:style-name="T2">GL </text:span><text:span text:style-name="T2">ML </text:span><text:span text:style-name="T2">LO </text:span><text:span text:style-name="T2">TR </text:span><text:span text:style-name="T2">VG </text:span><text:span text:style-name="T2">AX</text:span></text:p>
            </draw:text-box>
          </draw:frame>
          <draw:custom-shape draw:style-name="gr39" draw:text-style-name="P3" draw:layer="layout" svg:width="6.235cm" svg:height="1.426cm" svg:x="8.696cm" svg:y="22.58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draw:style-name="gr10" draw:text-style-name="P6" draw:layer="layout" svg:width="1.095cm" svg:height="0.907cm" svg:x="0.57cm" svg:y="8.203cm">
              <draw:text-box>
                <text:p><text:span text:style-name="T5">AF</text:span></text:p>
              </draw:text-box>
            </draw:frame>
            <draw:frame draw:style-name="gr35" draw:text-style-name="P4" draw:layer="layout" svg:width="4.312cm" svg:height="1.089cm" svg:x="0.471cm" svg:y="7.421cm">
              <draw:text-box>
                <text:p><text:span text:style-name="T3">o</text:span><text:span text:style-name="T3">p</text:span><text:span text:style-name="T3">a</text:span><text:span text:style-name="T3">l</text:span><text:span text:style-name="T3">g</text:span><text:span text:style-name="T3">b</text:span><text:span text:style-name="T3">e</text:span><text:span text:style-name="T3">d</text:span><text:span text:style-name="T3">i</text:span><text:span text:style-name="T3">t</text:span></text:p>
              </draw:text-box>
            </draw:frame>
            <draw:custom-shape draw:style-name="gr40" draw:text-style-name="P3" draw:layer="layout" svg:width="4.571cm" svg:height="1.426cm" svg:x="0.59cm" svg:y="7.597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2" draw:layer="layout" svg:width="3.762cm" svg:height="0.907cm" svg:x="1.474cm" svg:y="8.214cm">
              <draw:text-box>
                <text:p><text:span text:style-name="T2">GL </text:span><text:span text:style-name="T2">ML </text:span><text:span text:style-name="T2">LG </text:span><text:span text:style-name="T2">AX</text:span></text:p>
              </draw:text-box>
            </draw:frame>
          </draw:g>
        </draw:g>
        <draw:g>
          <draw:frame draw:style-name="gr17" draw:text-style-name="P2" draw:layer="layout" svg:width="3.762cm" svg:height="0.907cm" svg:x="2.365cm" svg:y="20.998cm">
            <draw:text-box>
              <text:p><text:span text:style-name="T2">GL </text:span><text:span text:style-name="T2">ML </text:span><text:span text:style-name="T2">LO </text:span><text:span text:style-name="T2">AX</text:span></text:p>
            </draw:text-box>
          </draw:frame>
          <draw:frame draw:style-name="gr23" draw:text-style-name="P4" draw:layer="layout" svg:width="4.693cm" svg:height="1.089cm" svg:x="1.545cm" svg:y="20.152cm">
            <draw:text-box>
              <text:p><text:span text:style-name="T3">opageometr</text:span><text:span text:style-name="T3">y</text:span></text:p>
            </draw:text-box>
          </draw:frame>
          <draw:custom-shape draw:style-name="gr41" draw:text-style-name="P3" draw:layer="layout" svg:width="4.494cm" svg:height="1.426cm" svg:x="1.637cm" svg:y="20.43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1.095cm" svg:height="0.907cm" svg:x="1.619cm" svg:y="20.962cm">
            <draw:text-box>
              <text:p><text:span text:style-name="T5">AF</text:span></text:p>
            </draw:text-box>
          </draw:frame>
        </draw:g>
        <draw:g>
          <draw:custom-shape draw:style-name="gr42" draw:text-style-name="P3" draw:layer="layout" svg:width="4.416cm" svg:height="1.426cm" svg:x="1.189cm" svg:y="22.555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4" draw:layer="layout" svg:width="4.693cm" svg:height="1.089cm" svg:x="1.098cm" svg:y="22.345cm">
            <draw:text-box>
              <text:p><text:span text:style-name="T3">o</text:span><text:span text:style-name="T3">p</text:span><text:span text:style-name="T3">a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s</text:span></text:p>
            </draw:text-box>
          </draw:frame>
          <draw:frame draw:style-name="gr43" draw:text-style-name="P2" draw:layer="layout" svg:width="2.98cm" svg:height="0.907cm" svg:x="1.839cm" svg:y="23.121cm">
            <draw:text-box>
              <text:p><text:span text:style-name="T2">GL </text:span><text:span text:style-name="T2">ML </text:span><text:span text:style-name="T2">AX</text:span></text:p>
            </draw:text-box>
          </draw:frame>
        </draw:g>
        <draw:line draw:style-name="gr44" draw:text-style-name="P7" draw:layer="layout" svg:x1="8.985cm" svg:y1="7.937cm" svg:x2="8.959cm" svg:y2="2.593cm">
          <text:p/>
        </draw:line>
        <draw:line draw:style-name="gr44" draw:text-style-name="P7" draw:layer="layout" svg:x1="9.928cm" svg:y1="8.802cm" svg:x2="10.924cm" svg:y2="9.43cm">
          <text:p/>
        </draw:line>
        <draw:line draw:style-name="gr44" draw:text-style-name="P7" draw:layer="layout" svg:x1="6.291cm" svg:y1="8.514cm" svg:x2="5.135cm" svg:y2="8.566cm">
          <text:p/>
        </draw:line>
        <draw:line draw:style-name="gr44" draw:text-style-name="P7" draw:layer="layout" svg:x1="6.837cm" svg:y1="7.885cm" svg:x2="6.811cm" svg:y2="6.863cm">
          <text:p/>
        </draw:line>
        <draw:line draw:style-name="gr44" draw:text-style-name="P7" draw:layer="layout" svg:x1="2.07cm" svg:y1="10.688cm" svg:x2="2.096cm" svg:y2="18.208cm">
          <text:p/>
        </draw:line>
        <draw:line draw:style-name="gr44" draw:text-style-name="P7" draw:layer="layout" svg:x1="8.383cm" svg:y1="9.326cm" svg:x2="7.676cm" svg:y2="11.395cm">
          <text:p/>
        </draw:line>
        <draw:line draw:style-name="gr44" draw:text-style-name="P7" draw:layer="layout" svg:x1="9.882cm" svg:y1="9.327cm" svg:x2="10.305cm" svg:y2="13.243cm">
          <text:p/>
        </draw:line>
        <draw:line draw:style-name="gr44" draw:text-style-name="P7" draw:layer="layout" svg:x1="1.654cm" svg:y1="10.556cm" svg:x2="1.651cm" svg:y2="20.432cm">
          <text:p/>
        </draw:line>
        <draw:line draw:style-name="gr44" draw:text-style-name="P7" draw:layer="layout" svg:x1="1.205cm" svg:y1="10.4cm" svg:x2="1.179cm" svg:y2="22.537cm">
          <text:p/>
        </draw:line>
        <draw:line draw:style-name="gr44" draw:text-style-name="P7" draw:layer="layout" svg:x1="2.54cm" svg:y1="10.848cm" svg:x2="2.54cm" svg:y2="16.047cm">
          <text:p/>
        </draw:line>
        <draw:line draw:style-name="gr45" draw:text-style-name="P7" draw:layer="layout" svg:x1="1.204cm" svg:y1="10.424cm" svg:x2="6.34cm" svg:y2="9.064cm">
          <text:p/>
        </draw:line>
        <draw:line draw:style-name="gr45" draw:text-style-name="P7" draw:layer="layout" svg:x1="1.65cm" svg:y1="10.583cm" svg:x2="6.323cm" svg:y2="9.327cm">
          <text:p/>
        </draw:line>
        <draw:line draw:style-name="gr45" draw:text-style-name="P7" draw:layer="layout" svg:x1="2.064cm" svg:y1="10.702cm" svg:x2="7.283cm" svg:y2="9.352cm">
          <text:p/>
        </draw:line>
        <draw:line draw:style-name="gr45" draw:text-style-name="P7" draw:layer="layout" svg:x1="2.567cm" svg:y1="10.845cm" svg:x2="8.121cm" svg:y2="9.352cm">
          <text:p/>
        </draw:line>
        <draw:line draw:style-name="gr44" draw:text-style-name="P7" draw:layer="layout" svg:x1="9.457cm" svg:y1="9.287cm" svg:x2="9.483cm" svg:y2="18.232cm">
          <text:p/>
        </draw:line>
        <draw:line draw:style-name="gr44" draw:text-style-name="P7" draw:layer="layout" svg:x1="9.088cm" svg:y1="9.314cm" svg:x2="9.09cm" svg:y2="20.616cm">
          <text:p/>
        </draw:line>
        <draw:line draw:style-name="gr44" draw:text-style-name="P7" draw:layer="layout" svg:x1="8.705cm" svg:y1="9.3cm" svg:x2="8.698cm" svg:y2="22.682cm">
          <text:p/>
        </draw:line>
        <draw:line draw:style-name="gr44" draw:text-style-name="P7" draw:layer="layout" svg:x1="6.17cm" svg:y1="2.641cm" svg:x2="6.17cm" svg:y2="3.303cm">
          <text:p/>
        </draw:line>
        <draw:line draw:style-name="gr44" draw:text-style-name="P7" draw:layer="layout" svg:x1="5.543cm" svg:y1="2.024cm" svg:x2="3.585cm" svg:y2="3.188cm">
          <text:p/>
        </draw:line>
        <draw:line draw:style-name="gr44" draw:text-style-name="P7" draw:layer="layout" svg:x1="5.529cm" svg:y1="1.733cm" svg:x2="4.296cm" svg:y2="1.781cm">
          <text:p/>
        </draw:line>
        <draw:line draw:style-name="gr44" draw:text-style-name="P7" draw:layer="layout" svg:x1="10.924cm" svg:y1="8.985cm" svg:x2="8.226cm" svg:y2="4.427cm">
          <text:p/>
        </draw:line>
        <draw:line draw:style-name="gr44" draw:text-style-name="P7" draw:layer="layout" svg:x1="4.3cm" svg:y1="2.223cm" svg:x2="4.846cm" svg:y2="3.275cm">
          <text:p/>
        </draw:line>
        <draw:line draw:style-name="gr44" draw:text-style-name="P7" draw:layer="layout" svg:x1="1.677cm" svg:y1="2.2cm" svg:x2="1.651cm" svg:y2="3.196cm">
          <text:p/>
        </draw:line>
        <draw:line draw:style-name="gr44" draw:text-style-name="P7" draw:layer="layout" svg:x1="11.264cm" svg:y1="8.959cm" svg:x2="11.258cm" svg:y2="2.09cm">
          <text:p/>
        </draw:line>
        <draw:line draw:style-name="gr44" draw:text-style-name="P7" draw:layer="layout" svg:x1="11.601cm" svg:y1="9.005cm" svg:x2="11.585cm" svg:y2="3.722cm">
          <text:p/>
        </draw:line>
        <draw:line draw:style-name="gr44" draw:text-style-name="P7" draw:layer="layout" svg:x1="11.945cm" svg:y1="9.014cm" svg:x2="11.986cm" svg:y2="6.919cm">
          <text:p/>
        </draw:line>
        <draw:line draw:style-name="gr44" draw:text-style-name="P7" draw:layer="layout" svg:x1="12.294cm" svg:y1="8.132cm" svg:x2="13.052cm" svg:y2="8.15cm">
          <text:p/>
        </draw:line>
        <draw:line draw:style-name="gr44" draw:text-style-name="P7" draw:layer="layout" svg:x1="13.573cm" svg:y1="3.691cm" svg:x2="13.573cm" svg:y2="4.326cm">
          <text:p/>
        </draw:line>
        <draw:line draw:style-name="gr44" draw:text-style-name="P7" draw:layer="layout" svg:x1="12.144cm" svg:y1="10.398cm" svg:x2="12.17cm" svg:y2="11.046cm">
          <text:p/>
        </draw:line>
        <draw:line draw:style-name="gr44" draw:text-style-name="P7" draw:layer="layout" svg:x1="8.409cm" svg:y1="11.79cm" svg:x2="12.105cm" svg:y2="11.76cm">
          <text:p/>
        </draw:line>
        <draw:line draw:style-name="gr44" draw:text-style-name="P7" draw:layer="layout" svg:x1="10.94cm" svg:y1="10.425cm" svg:x2="7.728cm" svg:y2="13.962cm">
          <text:p/>
        </draw:line>
        <draw:line draw:style-name="gr44" draw:text-style-name="P7" draw:layer="layout" svg:x1="7.388cm" svg:y1="18.181cm" svg:x2="7.382cm" svg:y2="15.015cm">
          <text:p/>
        </draw:line>
        <draw:line draw:style-name="gr44" draw:text-style-name="P7" draw:layer="layout" svg:x1="10.19cm" svg:y1="14.303cm" svg:x2="7.752cm" svg:y2="14.314cm">
          <text:p/>
        </draw:line>
        <draw:line draw:style-name="gr44" draw:text-style-name="P7" draw:layer="layout" svg:x1="9.364cm" svg:y1="18.968cm" svg:x2="7.726cm" svg:y2="14.989cm">
          <text:p/>
        </draw:line>
        <draw:line draw:style-name="gr44" draw:text-style-name="P7" draw:layer="layout" svg:x1="12.522cm" svg:y1="15.272cm" svg:x2="12.55cm" svg:y2="15.901cm">
          <text:p/>
        </draw:line>
        <draw:custom-shape draw:style-name="gr46" draw:text-style-name="P8" draw:layer="layout" svg:width="1.728cm" svg:height="0.564cm" svg:x="8.502cm" svg:y="10.072cm">
          <text:p/>
          <draw:enhanced-geometry svg:viewBox="0 0 21600 21600" draw:type="rectangle" draw:enhanced-path="M 0 0 L 21600 0 21600 21600 0 21600 0 0 Z N"/>
        </draw:custom-shape>
        <draw:line draw:style-name="gr45" draw:text-style-name="P7" draw:layer="layout" svg:x1="8.695cm" svg:y1="10.055cm" svg:x2="8.924cm" svg:y2="10.637cm">
          <text:p/>
        </draw:line>
        <draw:line draw:style-name="gr45" draw:text-style-name="P7" draw:layer="layout" svg:x1="9.084cm" svg:y1="10.055cm" svg:x2="9.313cm" svg:y2="10.637cm">
          <text:p/>
        </draw:line>
        <draw:line draw:style-name="gr45" draw:text-style-name="P7" draw:layer="layout" svg:x1="9.455cm" svg:y1="10.073cm" svg:x2="9.684cm" svg:y2="10.655cm">
          <text:p/>
        </draw:line>
        <draw:line draw:style-name="gr45" draw:text-style-name="P7" draw:layer="layout" svg:x1="9.966cm" svg:y1="10.073cm" svg:x2="10.23cm" svg:y2="10.707cm">
          <text:p/>
        </draw:line>
        <draw:line draw:style-name="gr47" draw:text-style-name="P9" draw:layer="layout" svg:x1="8.413cm" svg:y1="10.389cm" svg:x2="10.9cm" svg:y2="10.389cm">
          <text:p/>
        </draw:line>
        <draw:frame draw:style-name="gr48" draw:text-style-name="P10" draw:layer="layout" svg:width="1.518cm" svg:height="0.645cm" svg:x="9.895cm" svg:y="9.843cm">
          <draw:text-box>
            <text:p><text:span text:style-name="T6">PER</text:span></text:p>
          </draw:text-box>
        </draw:frame>
        <draw:line draw:style-name="gr49" draw:text-style-name="P7" draw:layer="layout" svg:x1="10.283cm" svg:y1="15.293cm" svg:x2="7.496cm" svg:y2="18.186cm">
          <text:p/>
        </draw:line>
        <draw:line draw:style-name="gr49" draw:text-style-name="P7" draw:layer="layout" svg:x1="6.416cm" svg:y1="18.139cm" svg:x2="6.42cm" svg:y2="17.445cm">
          <text:p/>
        </draw:line>
        <draw:line draw:style-name="gr50" draw:text-style-name="P7" draw:layer="layout" svg:x1="8.061cm" svg:y1="16.846cm" svg:x2="7.99cm" svg:y2="23.354cm">
          <text:p/>
        </draw:line>
        <draw:line draw:style-name="gr49" draw:text-style-name="P7" draw:layer="layout" svg:x1="8.06cm" svg:y1="23.371cm" svg:x2="8.748cm" svg:y2="23.371cm">
          <text:p/>
        </draw:line>
        <draw:line draw:style-name="gr50" draw:text-style-name="P7" draw:layer="layout" svg:x1="8.062cm" svg:y1="16.846cm" svg:x2="7.143cm" svg:y2="16.845cm">
          <text:p/>
        </draw:line>
        <draw:line draw:style-name="gr49" draw:text-style-name="P7" draw:layer="layout" svg:x1="10.859cm" svg:y1="15.316cm" svg:x2="10.829cm" svg:y2="18.239cm">
          <text:p/>
        </draw:line>
        <draw:line draw:style-name="gr49" draw:text-style-name="P7" draw:layer="layout" svg:x1="14.87cm" svg:y1="21.202cm" svg:x2="14.852cm" svg:y2="22.613cm">
          <text:p/>
        </draw:line>
        <draw:line draw:style-name="gr50" draw:text-style-name="P7" draw:layer="layout" svg:x1="14.852cm" svg:y1="21.202cm" svg:x2="14.376cm" svg:y2="21.203cm">
          <text:p/>
        </draw:line>
        <draw:line draw:style-name="gr49" draw:text-style-name="P7" draw:layer="layout" svg:x1="8.408cm" svg:y1="20.378cm" svg:x2="5.621cm" svg:y2="23.271cm">
          <text:p/>
        </draw:line>
        <draw:line draw:style-name="gr50" draw:text-style-name="P7" draw:layer="layout" svg:x1="10.596cm" svg:y1="15.316cm" svg:x2="8.413cm" svg:y2="17.604cm">
          <text:p/>
        </draw:line>
        <draw:line draw:style-name="gr50" draw:text-style-name="P7" draw:layer="layout" svg:x1="8.378cm" svg:y1="20.373cm" svg:x2="8.414cm" svg:y2="17.604cm">
          <text:p/>
        </draw:line>
        <draw:line draw:style-name="gr50" draw:text-style-name="P7" draw:layer="layout" svg:x1="16.722cm" svg:y1="6.174cm" svg:x2="16.58cm" svg:y2="24.342cm">
          <text:p/>
        </draw:line>
        <draw:line draw:style-name="gr50" draw:text-style-name="P7" draw:layer="layout" svg:x1="6.261cm" svg:y1="24.377cm" svg:x2="16.58cm" svg:y2="24.395cm">
          <text:p/>
        </draw:line>
        <draw:line draw:style-name="gr49" draw:text-style-name="P7" draw:layer="layout" svg:x1="6.222cm" svg:y1="24.361cm" svg:x2="5.662cm" svg:y2="23.724cm">
          <text:p/>
        </draw:line>
        <draw:line draw:style-name="gr50" draw:text-style-name="P7" draw:layer="layout" svg:x1="16.671cm" svg:y1="6.193cm" svg:x2="15.752cm" svg:y2="6.192cm">
          <text:p/>
        </draw:line>
        <draw:line draw:style-name="gr51" draw:text-style-name="P7" draw:layer="layout" svg:x1="12.282cm" svg:y1="8.128cm" svg:x2="12.276cm" svg:y2="9.0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4T14:56:41.902780807</meta:creation-date>
    <dc:date>2025-09-18T08:17:41.023344393</dc:date>
    <meta:editing-duration>PT1H10M19S</meta:editing-duration>
    <meta:editing-cycles>14</meta:editing-cycles>
    <meta:generator>LibreOffice/6.4.7.2$Linux_X86_64 LibreOffice_project/40$Build-2</meta:generator>
    <meta:document-statistic meta:object-count="174"/>
  </office:meta>
</office:document-meta>
</file>